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6.858cm"/>
    </style:style>
    <style:style style:name="co4" style:family="table-column">
      <style:table-column-properties fo:break-before="auto" style:column-width="1.586cm"/>
    </style:style>
    <style:style style:name="co5" style:family="table-column">
      <style:table-column-properties fo:break-before="auto" style:column-width="2.0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DOB</text:p>
          </table:table-cell>
        </table:table-row>
        <table:table-row table:style-name="ro1">
          <table:table-cell office:value-type="string">
            <text:p>Elliot</text:p>
          </table:table-cell>
          <table:table-cell office:value-type="string">
            <text:p>Business Systems Development Analyst</text:p>
          </table:table-cell>
          <table:table-cell office:value-type="float" office:value="6085.41">
            <text:p>6085.41</text:p>
          </table:table-cell>
          <table:table-cell table:style-name="ce1" office:value-type="date" office:date-value="2003-02-12">
            <text:p>12/02/03</text:p>
          </table:table-cell>
        </table:table-row>
        <table:table-row table:style-name="ro1">
          <table:table-cell office:value-type="string">
            <text:p>Tuesday</text:p>
          </table:table-cell>
          <table:table-cell office:value-type="string">
            <text:p>Human Resources Manager</text:p>
          </table:table-cell>
          <table:table-cell office:value-type="float" office:value="7768.38">
            <text:p>7768.38</text:p>
          </table:table-cell>
          <table:table-cell table:style-name="ce1" office:value-type="date" office:date-value="2008-09-08">
            <text:p>08/09/08</text:p>
          </table:table-cell>
        </table:table-row>
        <table:table-row table:style-name="ro1">
          <table:table-cell office:value-type="string">
            <text:p>Arvy</text:p>
          </table:table-cell>
          <table:table-cell office:value-type="string">
            <text:p>Help Desk Operator</text:p>
          </table:table-cell>
          <table:table-cell office:value-type="float" office:value="4132.01">
            <text:p>4132.01</text:p>
          </table:table-cell>
          <table:table-cell office:value-type="string">
            <text:p>2/19/2006</text:p>
          </table:table-cell>
        </table:table-row>
        <table:table-row table:style-name="ro1">
          <table:table-cell office:value-type="string">
            <text:p>Wyn</text:p>
          </table:table-cell>
          <table:table-cell office:value-type="string">
            <text:p>Executive Secretary</text:p>
          </table:table-cell>
          <table:table-cell office:value-type="float" office:value="2968.66">
            <text:p>2968.66</text:p>
          </table:table-cell>
          <table:table-cell table:style-name="ce1" office:value-type="date" office:date-value="2008-10-10">
            <text:p>10/10/08</text:p>
          </table:table-cell>
        </table:table-row>
        <table:table-row table:style-name="ro1">
          <table:table-cell office:value-type="string">
            <text:p>Galen</text:p>
          </table:table-cell>
          <table:table-cell office:value-type="string">
            <text:p>Web Developer I</text:p>
          </table:table-cell>
          <table:table-cell office:value-type="float" office:value="3569.77">
            <text:p>3569.77</text:p>
          </table:table-cell>
          <table:table-cell office:value-type="string">
            <text:p>8/23/2004</text:p>
          </table:table-cell>
        </table:table-row>
        <table:table-row table:style-name="ro1">
          <table:table-cell office:value-type="string">
            <text:p>Cristionna</text:p>
          </table:table-cell>
          <table:table-cell office:value-type="string">
            <text:p>Software Engineer IV</text:p>
          </table:table-cell>
          <table:table-cell office:value-type="float" office:value="6412.51">
            <text:p>6412.51</text:p>
          </table:table-cell>
          <table:table-cell office:value-type="string">
            <text:p>5/13/2007</text:p>
          </table:table-cell>
        </table:table-row>
        <table:table-row table:style-name="ro1">
          <table:table-cell office:value-type="string">
            <text:p>Bernhard</text:p>
          </table:table-cell>
          <table:table-cell office:value-type="string">
            <text:p>Speech Pathologist</text:p>
          </table:table-cell>
          <table:table-cell office:value-type="float" office:value="9196.42">
            <text:p>9196.42</text:p>
          </table:table-cell>
          <table:table-cell table:style-name="ce1" office:value-type="date" office:date-value="2004-09-08">
            <text:p>08/09/04</text:p>
          </table:table-cell>
        </table:table-row>
        <table:table-row table:style-name="ro1">
          <table:table-cell office:value-type="string">
            <text:p>Jefferson</text:p>
          </table:table-cell>
          <table:table-cell office:value-type="string">
            <text:p>Analog Circuit Design manager</text:p>
          </table:table-cell>
          <table:table-cell office:value-type="float" office:value="6014">
            <text:p>6014</text:p>
          </table:table-cell>
          <table:table-cell office:value-type="string">
            <text:p>1/19/2004</text:p>
          </table:table-cell>
        </table:table-row>
        <table:table-row table:style-name="ro1">
          <table:table-cell office:value-type="string">
            <text:p>Gilberta</text:p>
          </table:table-cell>
          <table:table-cell office:value-type="string">
            <text:p>Nurse Practicioner</text:p>
          </table:table-cell>
          <table:table-cell office:value-type="float" office:value="3734.16">
            <text:p>3734.16</text:p>
          </table:table-cell>
          <table:table-cell office:value-type="string">
            <text:p>7/26/2004</text:p>
          </table:table-cell>
        </table:table-row>
        <table:table-row table:style-name="ro1">
          <table:table-cell office:value-type="string">
            <text:p>Annmarie</text:p>
          </table:table-cell>
          <table:table-cell office:value-type="string">
            <text:p>Internal Auditor</text:p>
          </table:table-cell>
          <table:table-cell office:value-type="float" office:value="5317.13">
            <text:p>5317.13</text:p>
          </table:table-cell>
          <table:table-cell office:value-type="string">
            <text:p>2/25/2004</text:p>
          </table:table-cell>
        </table:table-row>
        <table:table-row table:style-name="ro1">
          <table:table-cell office:value-type="string">
            <text:p>Rahal</text:p>
          </table:table-cell>
          <table:table-cell office:value-type="string">
            <text:p>Quality Engineer</text:p>
          </table:table-cell>
          <table:table-cell office:value-type="float" office:value="1243.08">
            <text:p>1243.08</text:p>
          </table:table-cell>
          <table:table-cell table:style-name="ce1" office:value-type="date" office:date-value="2007-08-11">
            <text:p>11/08/07</text:p>
          </table:table-cell>
        </table:table-row>
        <table:table-row table:style-name="ro1">
          <table:table-cell office:value-type="string">
            <text:p>Aridatha</text:p>
          </table:table-cell>
          <table:table-cell office:value-type="string">
            <text:p>Chemical Engineer</text:p>
          </table:table-cell>
          <table:table-cell office:value-type="float" office:value="5563.77">
            <text:p>5563.77</text:p>
          </table:table-cell>
          <table:table-cell table:style-name="ce1" office:value-type="date" office:date-value="2005-07-08">
            <text:p>08/07/05</text:p>
          </table:table-cell>
        </table:table-row>
        <table:table-row table:style-name="ro1">
          <table:table-cell office:value-type="string">
            <text:p>Derrek</text:p>
          </table:table-cell>
          <table:table-cell office:value-type="string">
            <text:p>Technical Writer</text:p>
          </table:table-cell>
          <table:table-cell office:value-type="float" office:value="2198.51">
            <text:p>2198.51</text:p>
          </table:table-cell>
          <table:table-cell office:value-type="string">
            <text:p>7/24/2000</text:p>
          </table:table-cell>
        </table:table-row>
        <table:table-row table:style-name="ro1">
          <table:table-cell office:value-type="string">
            <text:p>Norman</text:p>
          </table:table-cell>
          <table:table-cell office:value-type="string">
            <text:p>Junior Executive</text:p>
          </table:table-cell>
          <table:table-cell office:value-type="float" office:value="4823.58">
            <text:p>4823.58</text:p>
          </table:table-cell>
          <table:table-cell table:style-name="ce1" office:value-type="date" office:date-value="2002-04-02">
            <text:p>02/04/02</text:p>
          </table:table-cell>
        </table:table-row>
        <table:table-row table:style-name="ro1">
          <table:table-cell office:value-type="string">
            <text:p>Trude</text:p>
          </table:table-cell>
          <table:table-cell office:value-type="string">
            <text:p>Senior Editor</text:p>
          </table:table-cell>
          <table:table-cell office:value-type="float" office:value="8127.74">
            <text:p>8127.74</text:p>
          </table:table-cell>
          <table:table-cell table:style-name="ce1" office:value-type="date" office:date-value="2000-05-10">
            <text:p>10/05/00</text:p>
          </table:table-cell>
        </table:table-row>
        <table:table-row table:style-name="ro1">
          <table:table-cell office:value-type="string">
            <text:p>John</text:p>
          </table:table-cell>
          <table:table-cell office:value-type="string">
            <text:p>Research Nurse</text:p>
          </table:table-cell>
          <table:table-cell office:value-type="float" office:value="9285.24">
            <text:p>9285.24</text:p>
          </table:table-cell>
          <table:table-cell office:value-type="string">
            <text:p>10/31/2009</text:p>
          </table:table-cell>
        </table:table-row>
        <table:table-row table:style-name="ro1">
          <table:table-cell office:value-type="string">
            <text:p>Jamie</text:p>
          </table:table-cell>
          <table:table-cell office:value-type="string">
            <text:p>Accountant I</text:p>
          </table:table-cell>
          <table:table-cell office:value-type="float" office:value="6880.76">
            <text:p>6880.76</text:p>
          </table:table-cell>
          <table:table-cell office:value-type="string">
            <text:p>4/15/2002</text:p>
          </table:table-cell>
        </table:table-row>
        <table:table-row table:style-name="ro1">
          <table:table-cell office:value-type="string">
            <text:p>Arlinda</text:p>
          </table:table-cell>
          <table:table-cell office:value-type="string">
            <text:p>Technical Writer</text:p>
          </table:table-cell>
          <table:table-cell office:value-type="float" office:value="8966.3">
            <text:p>8966.3</text:p>
          </table:table-cell>
          <table:table-cell table:style-name="ce1" office:value-type="date" office:date-value="2001-04-06">
            <text:p>06/04/01</text:p>
          </table:table-cell>
        </table:table-row>
        <table:table-row table:style-name="ro1">
          <table:table-cell office:value-type="string">
            <text:p>Matty</text:p>
          </table:table-cell>
          <table:table-cell office:value-type="string">
            <text:p>Senior Developer</text:p>
          </table:table-cell>
          <table:table-cell office:value-type="float" office:value="3933.88">
            <text:p>3933.88</text:p>
          </table:table-cell>
          <table:table-cell office:value-type="string">
            <text:p>7/24/2009</text:p>
          </table:table-cell>
        </table:table-row>
        <table:table-row table:style-name="ro1">
          <table:table-cell office:value-type="string">
            <text:p>Cynde</text:p>
          </table:table-cell>
          <table:table-cell office:value-type="string">
            <text:p>Operator</text:p>
          </table:table-cell>
          <table:table-cell office:value-type="float" office:value="6437.05">
            <text:p>6437.05</text:p>
          </table:table-cell>
          <table:table-cell table:style-name="ce1" office:value-type="date" office:date-value="2006-04-03">
            <text:p>03/04/06</text:p>
          </table:table-cell>
        </table:table-row>
        <table:table-row table:style-name="ro1">
          <table:table-cell office:value-type="string">
            <text:p>Alvinia</text:p>
          </table:table-cell>
          <table:table-cell office:value-type="string">
            <text:p>Help Desk Technician</text:p>
          </table:table-cell>
          <table:table-cell office:value-type="float" office:value="4775.11">
            <text:p>4775.11</text:p>
          </table:table-cell>
          <table:table-cell office:value-type="string">
            <text:p>10/28/2002</text:p>
          </table:table-cell>
        </table:table-row>
        <table:table-row table:style-name="ro1">
          <table:table-cell office:value-type="string">
            <text:p>Georg</text:p>
          </table:table-cell>
          <table:table-cell office:value-type="string">
            <text:p>Engineer II</text:p>
          </table:table-cell>
          <table:table-cell office:value-type="float" office:value="3943.77">
            <text:p>3943.77</text:p>
          </table:table-cell>
          <table:table-cell table:style-name="ce1" office:value-type="date" office:date-value="2009-03-08">
            <text:p>08/03/09</text:p>
          </table:table-cell>
        </table:table-row>
        <table:table-row table:style-name="ro1">
          <table:table-cell office:value-type="string">
            <text:p>Joshuah</text:p>
          </table:table-cell>
          <table:table-cell office:value-type="string">
            <text:p>Human Resources Manager</text:p>
          </table:table-cell>
          <table:table-cell office:value-type="float" office:value="1679.28">
            <text:p>1679.28</text:p>
          </table:table-cell>
          <table:table-cell office:value-type="string">
            <text:p>4/22/2005</text:p>
          </table:table-cell>
        </table:table-row>
        <table:table-row table:style-name="ro1">
          <table:table-cell office:value-type="string">
            <text:p>Fay</text:p>
          </table:table-cell>
          <table:table-cell office:value-type="string">
            <text:p>Actuary</text:p>
          </table:table-cell>
          <table:table-cell office:value-type="float" office:value="1816.18">
            <text:p>1816.18</text:p>
          </table:table-cell>
          <table:table-cell table:style-name="ce1" office:value-type="date" office:date-value="2007-05-03">
            <text:p>03/05/07</text:p>
          </table:table-cell>
        </table:table-row>
        <table:table-row table:style-name="ro1">
          <table:table-cell office:value-type="string">
            <text:p>Jenna</text:p>
          </table:table-cell>
          <table:table-cell office:value-type="string">
            <text:p>Physical Therapy Assistant</text:p>
          </table:table-cell>
          <table:table-cell office:value-type="float" office:value="2625.71">
            <text:p>2625.71</text:p>
          </table:table-cell>
          <table:table-cell office:value-type="string">
            <text:p>11/17/2006</text:p>
          </table:table-cell>
        </table:table-row>
        <table:table-row table:style-name="ro1">
          <table:table-cell office:value-type="string">
            <text:p>Berkie</text:p>
          </table:table-cell>
          <table:table-cell office:value-type="string">
            <text:p>VP Accounting</text:p>
          </table:table-cell>
          <table:table-cell office:value-type="float" office:value="9546.54">
            <text:p>9546.54</text:p>
          </table:table-cell>
          <table:table-cell office:value-type="string">
            <text:p>4/23/2007</text:p>
          </table:table-cell>
        </table:table-row>
        <table:table-row table:style-name="ro1">
          <table:table-cell office:value-type="string">
            <text:p>Reggi</text:p>
          </table:table-cell>
          <table:table-cell office:value-type="string">
            <text:p>Programmer Analyst I</text:p>
          </table:table-cell>
          <table:table-cell office:value-type="float" office:value="3913.04">
            <text:p>3913.04</text:p>
          </table:table-cell>
          <table:table-cell office:value-type="string">
            <text:p>8/26/2007</text:p>
          </table:table-cell>
        </table:table-row>
        <table:table-row table:style-name="ro1">
          <table:table-cell office:value-type="string">
            <text:p>Haleigh</text:p>
          </table:table-cell>
          <table:table-cell office:value-type="string">
            <text:p>Executive Secretary</text:p>
          </table:table-cell>
          <table:table-cell office:value-type="float" office:value="4950.96">
            <text:p>4950.96</text:p>
          </table:table-cell>
          <table:table-cell table:style-name="ce1" office:value-type="date" office:date-value="2007-05-11">
            <text:p>11/05/07</text:p>
          </table:table-cell>
        </table:table-row>
        <table:table-row table:style-name="ro1">
          <table:table-cell office:value-type="string">
            <text:p>Kaleena</text:p>
          </table:table-cell>
          <table:table-cell office:value-type="string">
            <text:p>Recruiting Manager</text:p>
          </table:table-cell>
          <table:table-cell office:value-type="float" office:value="6575.83">
            <text:p>6575.83</text:p>
          </table:table-cell>
          <table:table-cell office:value-type="string">
            <text:p>10/22/2006</text:p>
          </table:table-cell>
        </table:table-row>
        <table:table-row table:style-name="ro1">
          <table:table-cell office:value-type="string">
            <text:p>Lina</text:p>
          </table:table-cell>
          <table:table-cell office:value-type="string">
            <text:p>Social Worker</text:p>
          </table:table-cell>
          <table:table-cell office:value-type="float" office:value="1832.3">
            <text:p>1832.3</text:p>
          </table:table-cell>
          <table:table-cell office:value-type="string">
            <text:p>12/30/2002</text:p>
          </table:table-cell>
        </table:table-row>
        <table:table-row table:style-name="ro1">
          <table:table-cell office:value-type="string">
            <text:p>Roland</text:p>
          </table:table-cell>
          <table:table-cell office:value-type="string">
            <text:p>Assistant Media Planner</text:p>
          </table:table-cell>
          <table:table-cell office:value-type="float" office:value="8790.87">
            <text:p>8790.87</text:p>
          </table:table-cell>
          <table:table-cell office:value-type="string">
            <text:p>11/16/2007</text:p>
          </table:table-cell>
        </table:table-row>
        <table:table-row table:style-name="ro1">
          <table:table-cell office:value-type="string">
            <text:p>Roz</text:p>
          </table:table-cell>
          <table:table-cell office:value-type="string">
            <text:p>Operator</text:p>
          </table:table-cell>
          <table:table-cell office:value-type="float" office:value="5607.33">
            <text:p>5607.33</text:p>
          </table:table-cell>
          <table:table-cell table:style-name="ce1" office:value-type="date" office:date-value="2006-02-04">
            <text:p>04/02/06</text:p>
          </table:table-cell>
        </table:table-row>
        <table:table-row table:style-name="ro1">
          <table:table-cell office:value-type="string">
            <text:p>Lia</text:p>
          </table:table-cell>
          <table:table-cell office:value-type="string">
            <text:p>Chief Design Engineer</text:p>
          </table:table-cell>
          <table:table-cell office:value-type="float" office:value="8185.04">
            <text:p>8185.04</text:p>
          </table:table-cell>
          <table:table-cell table:style-name="ce1" office:value-type="date" office:date-value="2007-04-04">
            <text:p>04/04/07</text:p>
          </table:table-cell>
        </table:table-row>
        <table:table-row table:style-name="ro1">
          <table:table-cell office:value-type="string">
            <text:p>Colleen</text:p>
          </table:table-cell>
          <table:table-cell office:value-type="string">
            <text:p>Editor</text:p>
          </table:table-cell>
          <table:table-cell office:value-type="float" office:value="1885.77">
            <text:p>1885.77</text:p>
          </table:table-cell>
          <table:table-cell office:value-type="string">
            <text:p>9/14/2000</text:p>
          </table:table-cell>
        </table:table-row>
        <table:table-row table:style-name="ro1">
          <table:table-cell office:value-type="string">
            <text:p>Pauline</text:p>
          </table:table-cell>
          <table:table-cell office:value-type="string">
            <text:p>Administrative Assistant IV</text:p>
          </table:table-cell>
          <table:table-cell office:value-type="float" office:value="3527.14">
            <text:p>3527.14</text:p>
          </table:table-cell>
          <table:table-cell office:value-type="string">
            <text:p>5/31/2008</text:p>
          </table:table-cell>
        </table:table-row>
        <table:table-row table:style-name="ro1">
          <table:table-cell office:value-type="string">
            <text:p>Antony</text:p>
          </table:table-cell>
          <table:table-cell office:value-type="string">
            <text:p>Marketing Assistant</text:p>
          </table:table-cell>
          <table:table-cell office:value-type="float" office:value="5938.5">
            <text:p>5938.5</text:p>
          </table:table-cell>
          <table:table-cell office:value-type="string">
            <text:p>12/14/2009</text:p>
          </table:table-cell>
        </table:table-row>
        <table:table-row table:style-name="ro1">
          <table:table-cell office:value-type="string">
            <text:p>Anthe</text:p>
          </table:table-cell>
          <table:table-cell office:value-type="string">
            <text:p>Environmental Tech</text:p>
          </table:table-cell>
          <table:table-cell office:value-type="float" office:value="7990.8">
            <text:p>7990.8</text:p>
          </table:table-cell>
          <table:table-cell office:value-type="string">
            <text:p>10/21/2005</text:p>
          </table:table-cell>
        </table:table-row>
        <table:table-row table:style-name="ro1">
          <table:table-cell office:value-type="string">
            <text:p>Killy</text:p>
          </table:table-cell>
          <table:table-cell office:value-type="string">
            <text:p>Help Desk Technician</text:p>
          </table:table-cell>
          <table:table-cell office:value-type="float" office:value="3141.8">
            <text:p>3141.8</text:p>
          </table:table-cell>
          <table:table-cell office:value-type="string">
            <text:p>3/17/2003</text:p>
          </table:table-cell>
        </table:table-row>
        <table:table-row table:style-name="ro1">
          <table:table-cell office:value-type="string">
            <text:p>Netty</text:p>
          </table:table-cell>
          <table:table-cell office:value-type="string">
            <text:p>Pharmacist</text:p>
          </table:table-cell>
          <table:table-cell office:value-type="float" office:value="6100.52">
            <text:p>6100.52</text:p>
          </table:table-cell>
          <table:table-cell office:value-type="string">
            <text:p>7/31/2002</text:p>
          </table:table-cell>
        </table:table-row>
        <table:table-row table:style-name="ro1">
          <table:table-cell office:value-type="string">
            <text:p>Derk</text:p>
          </table:table-cell>
          <table:table-cell office:value-type="string">
            <text:p>Chief Design Engineer</text:p>
          </table:table-cell>
          <table:table-cell office:value-type="float" office:value="9567.12">
            <text:p>9567.12</text:p>
          </table:table-cell>
          <table:table-cell office:value-type="string">
            <text:p>3/22/2007</text:p>
          </table:table-cell>
        </table:table-row>
        <table:table-row table:style-name="ro1">
          <table:table-cell office:value-type="string">
            <text:p>Wes</text:p>
          </table:table-cell>
          <table:table-cell office:value-type="string">
            <text:p>Speech Pathologist</text:p>
          </table:table-cell>
          <table:table-cell office:value-type="float" office:value="1456.95">
            <text:p>1456.95</text:p>
          </table:table-cell>
          <table:table-cell office:value-type="string">
            <text:p>12/29/2001</text:p>
          </table:table-cell>
        </table:table-row>
        <table:table-row table:style-name="ro1">
          <table:table-cell office:value-type="string">
            <text:p>Haleigh</text:p>
          </table:table-cell>
          <table:table-cell office:value-type="string">
            <text:p>Administrative Officer</text:p>
          </table:table-cell>
          <table:table-cell office:value-type="float" office:value="9035.55">
            <text:p>9035.55</text:p>
          </table:table-cell>
          <table:table-cell office:value-type="string">
            <text:p>4/21/2002</text:p>
          </table:table-cell>
        </table:table-row>
        <table:table-row table:style-name="ro1">
          <table:table-cell office:value-type="string">
            <text:p>Bartolemo</text:p>
          </table:table-cell>
          <table:table-cell office:value-type="string">
            <text:p>Biostatistician III</text:p>
          </table:table-cell>
          <table:table-cell office:value-type="float" office:value="7093.72">
            <text:p>7093.72</text:p>
          </table:table-cell>
          <table:table-cell office:value-type="string">
            <text:p>6/19/2001</text:p>
          </table:table-cell>
        </table:table-row>
        <table:table-row table:style-name="ro1">
          <table:table-cell office:value-type="string">
            <text:p>Rodrique</text:p>
          </table:table-cell>
          <table:table-cell office:value-type="string">
            <text:p>Structural Engineer</text:p>
          </table:table-cell>
          <table:table-cell office:value-type="float" office:value="7937.97">
            <text:p>7937.97</text:p>
          </table:table-cell>
          <table:table-cell office:value-type="string">
            <text:p>6/17/2007</text:p>
          </table:table-cell>
        </table:table-row>
        <table:table-row table:style-name="ro1">
          <table:table-cell office:value-type="string">
            <text:p>Hedwig</text:p>
          </table:table-cell>
          <table:table-cell office:value-type="string">
            <text:p>Assistant Professor</text:p>
          </table:table-cell>
          <table:table-cell office:value-type="float" office:value="2195.51">
            <text:p>2195.51</text:p>
          </table:table-cell>
          <table:table-cell table:style-name="ce1" office:value-type="date" office:date-value="2003-05-06">
            <text:p>06/05/03</text:p>
          </table:table-cell>
        </table:table-row>
        <table:table-row table:style-name="ro1">
          <table:table-cell office:value-type="string">
            <text:p>Igor</text:p>
          </table:table-cell>
          <table:table-cell office:value-type="string">
            <text:p>Environmental Specialist</text:p>
          </table:table-cell>
          <table:table-cell office:value-type="float" office:value="1600.71">
            <text:p>1600.71</text:p>
          </table:table-cell>
          <table:table-cell office:value-type="string">
            <text:p>4/18/2001</text:p>
          </table:table-cell>
        </table:table-row>
        <table:table-row table:style-name="ro1">
          <table:table-cell office:value-type="string">
            <text:p>Cheslie</text:p>
          </table:table-cell>
          <table:table-cell office:value-type="string">
            <text:p>Mechanical Systems Engineer</text:p>
          </table:table-cell>
          <table:table-cell office:value-type="float" office:value="2421.21">
            <text:p>2421.21</text:p>
          </table:table-cell>
          <table:table-cell table:style-name="ce1" office:value-type="date" office:date-value="2000-06-06">
            <text:p>06/06/00</text:p>
          </table:table-cell>
        </table:table-row>
        <table:table-row table:style-name="ro1">
          <table:table-cell office:value-type="string">
            <text:p>Kelly</text:p>
          </table:table-cell>
          <table:table-cell office:value-type="string">
            <text:p>GIS Technical Architect</text:p>
          </table:table-cell>
          <table:table-cell office:value-type="float" office:value="8633.36">
            <text:p>8633.36</text:p>
          </table:table-cell>
          <table:table-cell table:style-name="ce1" office:value-type="date" office:date-value="2009-10-12">
            <text:p>12/10/09</text:p>
          </table:table-cell>
        </table:table-row>
        <table:table-row table:style-name="ro1">
          <table:table-cell office:value-type="string">
            <text:p>Adelina</text:p>
          </table:table-cell>
          <table:table-cell office:value-type="string">
            <text:p>Senior Financial Analyst</text:p>
          </table:table-cell>
          <table:table-cell office:value-type="float" office:value="9402.44">
            <text:p>9402.44</text:p>
          </table:table-cell>
          <table:table-cell office:value-type="string">
            <text:p>6/19/2004</text:p>
          </table:table-cell>
        </table:table-row>
        <table:table-row table:style-name="ro1">
          <table:table-cell office:value-type="string">
            <text:p>Wendy</text:p>
          </table:table-cell>
          <table:table-cell office:value-type="string">
            <text:p>Senior Cost Accountant</text:p>
          </table:table-cell>
          <table:table-cell office:value-type="float" office:value="2066.73">
            <text:p>2066.73</text:p>
          </table:table-cell>
          <table:table-cell table:style-name="ce1" office:value-type="date" office:date-value="2004-09-09">
            <text:p>09/09/04</text:p>
          </table:table-cell>
        </table:table-row>
        <table:table-row table:style-name="ro1">
          <table:table-cell office:value-type="string">
            <text:p>Adaline</text:p>
          </table:table-cell>
          <table:table-cell office:value-type="string">
            <text:p>Environmental Specialist</text:p>
          </table:table-cell>
          <table:table-cell office:value-type="float" office:value="4268.08">
            <text:p>4268.08</text:p>
          </table:table-cell>
          <table:table-cell table:style-name="ce1" office:value-type="date" office:date-value="2002-02-10">
            <text:p>10/02/02</text:p>
          </table:table-cell>
        </table:table-row>
        <table:table-row table:style-name="ro1">
          <table:table-cell office:value-type="string">
            <text:p>Manda</text:p>
          </table:table-cell>
          <table:table-cell office:value-type="string">
            <text:p>Research Nurse</text:p>
          </table:table-cell>
          <table:table-cell office:value-type="float" office:value="7129.37">
            <text:p>7129.37</text:p>
          </table:table-cell>
          <table:table-cell office:value-type="string">
            <text:p>1/21/2001</text:p>
          </table:table-cell>
        </table:table-row>
        <table:table-row table:style-name="ro1">
          <table:table-cell office:value-type="string">
            <text:p>Knox</text:p>
          </table:table-cell>
          <table:table-cell office:value-type="string">
            <text:p>Nurse</text:p>
          </table:table-cell>
          <table:table-cell office:value-type="float" office:value="5856.33">
            <text:p>5856.33</text:p>
          </table:table-cell>
          <table:table-cell office:value-type="string">
            <text:p>3/19/2010</text:p>
          </table:table-cell>
        </table:table-row>
        <table:table-row table:style-name="ro1">
          <table:table-cell office:value-type="string">
            <text:p>Hali</text:p>
          </table:table-cell>
          <table:table-cell office:value-type="string">
            <text:p>Recruiting Manager</text:p>
          </table:table-cell>
          <table:table-cell office:value-type="float" office:value="3374.97">
            <text:p>3374.97</text:p>
          </table:table-cell>
          <table:table-cell office:value-type="string">
            <text:p>4/26/2005</text:p>
          </table:table-cell>
        </table:table-row>
        <table:table-row table:style-name="ro1">
          <table:table-cell office:value-type="string">
            <text:p>Lyell</text:p>
          </table:table-cell>
          <table:table-cell office:value-type="string">
            <text:p>VP Product Management</text:p>
          </table:table-cell>
          <table:table-cell office:value-type="float" office:value="5219.46">
            <text:p>5219.46</text:p>
          </table:table-cell>
          <table:table-cell office:value-type="string">
            <text:p>4/20/2005</text:p>
          </table:table-cell>
        </table:table-row>
        <table:table-row table:style-name="ro1">
          <table:table-cell office:value-type="string">
            <text:p>Kelcey</text:p>
          </table:table-cell>
          <table:table-cell office:value-type="string">
            <text:p>Programmer I</text:p>
          </table:table-cell>
          <table:table-cell office:value-type="float" office:value="5365.55">
            <text:p>5365.55</text:p>
          </table:table-cell>
          <table:table-cell table:style-name="ce1" office:value-type="date" office:date-value="2001-06-10">
            <text:p>10/06/01</text:p>
          </table:table-cell>
        </table:table-row>
        <table:table-row table:style-name="ro1">
          <table:table-cell office:value-type="string">
            <text:p>Wilburt</text:p>
          </table:table-cell>
          <table:table-cell office:value-type="string">
            <text:p>Community Outreach Specialist</text:p>
          </table:table-cell>
          <table:table-cell office:value-type="float" office:value="9250.35">
            <text:p>9250.35</text:p>
          </table:table-cell>
          <table:table-cell office:value-type="string">
            <text:p>4/29/2000</text:p>
          </table:table-cell>
        </table:table-row>
        <table:table-row table:style-name="ro1">
          <table:table-cell office:value-type="string">
            <text:p>Henri</text:p>
          </table:table-cell>
          <table:table-cell office:value-type="string">
            <text:p>Help Desk Technician</text:p>
          </table:table-cell>
          <table:table-cell office:value-type="float" office:value="2078.05">
            <text:p>2078.05</text:p>
          </table:table-cell>
          <table:table-cell table:style-name="ce1" office:value-type="date" office:date-value="2001-04-04">
            <text:p>04/04/01</text:p>
          </table:table-cell>
        </table:table-row>
        <table:table-row table:style-name="ro1">
          <table:table-cell office:value-type="string">
            <text:p>Jared</text:p>
          </table:table-cell>
          <table:table-cell office:value-type="string">
            <text:p>Senior Cost Accountant</text:p>
          </table:table-cell>
          <table:table-cell office:value-type="float" office:value="7148.77">
            <text:p>7148.77</text:p>
          </table:table-cell>
          <table:table-cell table:style-name="ce1" office:value-type="date" office:date-value="2007-02-12">
            <text:p>12/02/07</text:p>
          </table:table-cell>
        </table:table-row>
        <table:table-row table:style-name="ro1">
          <table:table-cell office:value-type="string">
            <text:p>Butch</text:p>
          </table:table-cell>
          <table:table-cell office:value-type="string">
            <text:p>Desktop Support Technician</text:p>
          </table:table-cell>
          <table:table-cell office:value-type="float" office:value="7700.73">
            <text:p>7700.73</text:p>
          </table:table-cell>
          <table:table-cell table:style-name="ce1" office:value-type="date" office:date-value="2005-04-12">
            <text:p>12/04/05</text:p>
          </table:table-cell>
        </table:table-row>
        <table:table-row table:style-name="ro1">
          <table:table-cell office:value-type="string">
            <text:p>Brendin</text:p>
          </table:table-cell>
          <table:table-cell office:value-type="string">
            <text:p>Senior Financial Analyst</text:p>
          </table:table-cell>
          <table:table-cell office:value-type="float" office:value="1226.31">
            <text:p>1226.31</text:p>
          </table:table-cell>
          <table:table-cell office:value-type="string">
            <text:p>3/17/2002</text:p>
          </table:table-cell>
        </table:table-row>
        <table:table-row table:style-name="ro1">
          <table:table-cell office:value-type="string">
            <text:p>Tedda</text:p>
          </table:table-cell>
          <table:table-cell office:value-type="string">
            <text:p>Environmental Specialist</text:p>
          </table:table-cell>
          <table:table-cell office:value-type="float" office:value="8206.19">
            <text:p>8206.19</text:p>
          </table:table-cell>
          <table:table-cell office:value-type="string">
            <text:p>10/30/2009</text:p>
          </table:table-cell>
        </table:table-row>
        <table:table-row table:style-name="ro1">
          <table:table-cell office:value-type="string">
            <text:p>Risa</text:p>
          </table:table-cell>
          <table:table-cell office:value-type="string">
            <text:p>Compensation Analyst</text:p>
          </table:table-cell>
          <table:table-cell office:value-type="float" office:value="1662.07">
            <text:p>1662.07</text:p>
          </table:table-cell>
          <table:table-cell office:value-type="string">
            <text:p>6/14/2007</text:p>
          </table:table-cell>
        </table:table-row>
        <table:table-row table:style-name="ro1">
          <table:table-cell office:value-type="string">
            <text:p>Vivia</text:p>
          </table:table-cell>
          <table:table-cell office:value-type="string">
            <text:p>Statistician I</text:p>
          </table:table-cell>
          <table:table-cell office:value-type="float" office:value="8152.63">
            <text:p>8152.63</text:p>
          </table:table-cell>
          <table:table-cell table:style-name="ce1" office:value-type="date" office:date-value="2008-08-09">
            <text:p>09/08/08</text:p>
          </table:table-cell>
        </table:table-row>
        <table:table-row table:style-name="ro1">
          <table:table-cell office:value-type="string">
            <text:p>Rozalie</text:p>
          </table:table-cell>
          <table:table-cell office:value-type="string">
            <text:p>Environmental Tech</text:p>
          </table:table-cell>
          <table:table-cell office:value-type="float" office:value="7184.58">
            <text:p>7184.58</text:p>
          </table:table-cell>
          <table:table-cell office:value-type="string">
            <text:p>3/14/2005</text:p>
          </table:table-cell>
        </table:table-row>
        <table:table-row table:style-name="ro1">
          <table:table-cell office:value-type="string">
            <text:p>Ulrich</text:p>
          </table:table-cell>
          <table:table-cell office:value-type="string">
            <text:p>Food Chemist</text:p>
          </table:table-cell>
          <table:table-cell office:value-type="float" office:value="9691.49">
            <text:p>9691.49</text:p>
          </table:table-cell>
          <table:table-cell table:style-name="ce1" office:value-type="date" office:date-value="2002-11-04">
            <text:p>04/11/02</text:p>
          </table:table-cell>
        </table:table-row>
        <table:table-row table:style-name="ro1">
          <table:table-cell office:value-type="string">
            <text:p>Darell</text:p>
          </table:table-cell>
          <table:table-cell office:value-type="string">
            <text:p>Quality Control Specialist</text:p>
          </table:table-cell>
          <table:table-cell office:value-type="float" office:value="1557.55">
            <text:p>1557.55</text:p>
          </table:table-cell>
          <table:table-cell office:value-type="string">
            <text:p>6/14/2003</text:p>
          </table:table-cell>
        </table:table-row>
        <table:table-row table:style-name="ro1">
          <table:table-cell office:value-type="string">
            <text:p>Dolley</text:p>
          </table:table-cell>
          <table:table-cell office:value-type="string">
            <text:p>VP Quality Control</text:p>
          </table:table-cell>
          <table:table-cell office:value-type="float" office:value="5020.53">
            <text:p>5020.53</text:p>
          </table:table-cell>
          <table:table-cell table:style-name="ce1" office:value-type="date" office:date-value="2001-06-04">
            <text:p>04/06/01</text:p>
          </table:table-cell>
        </table:table-row>
        <table:table-row table:style-name="ro1">
          <table:table-cell office:value-type="string">
            <text:p>Cullie</text:p>
          </table:table-cell>
          <table:table-cell office:value-type="string">
            <text:p>Recruiting Manager</text:p>
          </table:table-cell>
          <table:table-cell office:value-type="float" office:value="5620.42">
            <text:p>5620.42</text:p>
          </table:table-cell>
          <table:table-cell table:style-name="ce1" office:value-type="date" office:date-value="2008-03-11">
            <text:p>11/03/08</text:p>
          </table:table-cell>
        </table:table-row>
        <table:table-row table:style-name="ro1">
          <table:table-cell office:value-type="string">
            <text:p>Lillian</text:p>
          </table:table-cell>
          <table:table-cell office:value-type="string">
            <text:p>Mechanical Systems Engineer</text:p>
          </table:table-cell>
          <table:table-cell office:value-type="float" office:value="9636.01">
            <text:p>9636.01</text:p>
          </table:table-cell>
          <table:table-cell office:value-type="string">
            <text:p>10/13/2001</text:p>
          </table:table-cell>
        </table:table-row>
        <table:table-row table:style-name="ro1">
          <table:table-cell office:value-type="string">
            <text:p>Berna</text:p>
          </table:table-cell>
          <table:table-cell office:value-type="string">
            <text:p>Dental Hygienist</text:p>
          </table:table-cell>
          <table:table-cell office:value-type="float" office:value="1194.07">
            <text:p>1194.07</text:p>
          </table:table-cell>
          <table:table-cell table:style-name="ce1" office:value-type="date" office:date-value="2010-09-01">
            <text:p>01/09/10</text:p>
          </table:table-cell>
        </table:table-row>
        <table:table-row table:style-name="ro1">
          <table:table-cell office:value-type="string">
            <text:p>Goldarina</text:p>
          </table:table-cell>
          <table:table-cell office:value-type="string">
            <text:p>Environmental Specialist</text:p>
          </table:table-cell>
          <table:table-cell office:value-type="float" office:value="4365.66">
            <text:p>4365.66</text:p>
          </table:table-cell>
          <table:table-cell office:value-type="string">
            <text:p>9/30/2007</text:p>
          </table:table-cell>
        </table:table-row>
        <table:table-row table:style-name="ro1">
          <table:table-cell office:value-type="string">
            <text:p>Tuck</text:p>
          </table:table-cell>
          <table:table-cell office:value-type="string">
            <text:p>Graphic Designer</text:p>
          </table:table-cell>
          <table:table-cell office:value-type="float" office:value="9121.75">
            <text:p>9121.75</text:p>
          </table:table-cell>
          <table:table-cell office:value-type="string">
            <text:p>8/20/2000</text:p>
          </table:table-cell>
        </table:table-row>
        <table:table-row table:style-name="ro1">
          <table:table-cell office:value-type="string">
            <text:p>Petra</text:p>
          </table:table-cell>
          <table:table-cell office:value-type="string">
            <text:p>Account Executive</text:p>
          </table:table-cell>
          <table:table-cell office:value-type="float" office:value="3712.24">
            <text:p>3712.24</text:p>
          </table:table-cell>
          <table:table-cell office:value-type="string">
            <text:p>6/30/2005</text:p>
          </table:table-cell>
        </table:table-row>
        <table:table-row table:style-name="ro1">
          <table:table-cell office:value-type="string">
            <text:p>Prissie</text:p>
          </table:table-cell>
          <table:table-cell office:value-type="string">
            <text:p>Structural Analysis Engineer</text:p>
          </table:table-cell>
          <table:table-cell office:value-type="float" office:value="5476.88">
            <text:p>5476.88</text:p>
          </table:table-cell>
          <table:table-cell table:style-name="ce1" office:value-type="date" office:date-value="2005-02-11">
            <text:p>11/02/05</text:p>
          </table:table-cell>
        </table:table-row>
        <table:table-row table:style-name="ro1">
          <table:table-cell office:value-type="string">
            <text:p>Yevette</text:p>
          </table:table-cell>
          <table:table-cell office:value-type="string">
            <text:p>Analyst Programmer</text:p>
          </table:table-cell>
          <table:table-cell office:value-type="float" office:value="3246.09">
            <text:p>3246.09</text:p>
          </table:table-cell>
          <table:table-cell table:style-name="ce1" office:value-type="date" office:date-value="2001-11-02">
            <text:p>02/11/01</text:p>
          </table:table-cell>
        </table:table-row>
        <table:table-row table:style-name="ro1">
          <table:table-cell office:value-type="string">
            <text:p>Pincus</text:p>
          </table:table-cell>
          <table:table-cell office:value-type="string">
            <text:p>Chief Design Engineer</text:p>
          </table:table-cell>
          <table:table-cell office:value-type="float" office:value="4264.31">
            <text:p>4264.31</text:p>
          </table:table-cell>
          <table:table-cell office:value-type="string">
            <text:p>8/13/2008</text:p>
          </table:table-cell>
        </table:table-row>
        <table:table-row table:style-name="ro1">
          <table:table-cell office:value-type="string">
            <text:p>Regan</text:p>
          </table:table-cell>
          <table:table-cell office:value-type="string">
            <text:p>Software Test Engineer III</text:p>
          </table:table-cell>
          <table:table-cell office:value-type="float" office:value="2402.82">
            <text:p>2402.82</text:p>
          </table:table-cell>
          <table:table-cell office:value-type="string">
            <text:p>7/21/2005</text:p>
          </table:table-cell>
        </table:table-row>
        <table:table-row table:style-name="ro1">
          <table:table-cell office:value-type="string">
            <text:p>Avie</text:p>
          </table:table-cell>
          <table:table-cell office:value-type="string">
            <text:p>Design Engineer</text:p>
          </table:table-cell>
          <table:table-cell office:value-type="float" office:value="4584.14">
            <text:p>4584.14</text:p>
          </table:table-cell>
          <table:table-cell table:style-name="ce1" office:value-type="date" office:date-value="2006-03-02">
            <text:p>02/03/06</text:p>
          </table:table-cell>
        </table:table-row>
        <table:table-row table:style-name="ro1">
          <table:table-cell office:value-type="string">
            <text:p>Frederigo</text:p>
          </table:table-cell>
          <table:table-cell office:value-type="string">
            <text:p>Staff Accountant IV</text:p>
          </table:table-cell>
          <table:table-cell office:value-type="float" office:value="7244.3">
            <text:p>7244.3</text:p>
          </table:table-cell>
          <table:table-cell table:style-name="ce1" office:value-type="date" office:date-value="2006-07-04">
            <text:p>04/07/06</text:p>
          </table:table-cell>
        </table:table-row>
        <table:table-row table:style-name="ro1">
          <table:table-cell office:value-type="string">
            <text:p>Ely</text:p>
          </table:table-cell>
          <table:table-cell office:value-type="string">
            <text:p>Operator</text:p>
          </table:table-cell>
          <table:table-cell office:value-type="float" office:value="3115.83">
            <text:p>3115.83</text:p>
          </table:table-cell>
          <table:table-cell table:style-name="ce1" office:value-type="date" office:date-value="2009-09-06">
            <text:p>06/09/09</text:p>
          </table:table-cell>
        </table:table-row>
        <table:table-row table:style-name="ro1">
          <table:table-cell office:value-type="string">
            <text:p>Colette</text:p>
          </table:table-cell>
          <table:table-cell office:value-type="string">
            <text:p>Civil Engineer</text:p>
          </table:table-cell>
          <table:table-cell office:value-type="float" office:value="3726.56">
            <text:p>3726.56</text:p>
          </table:table-cell>
          <table:table-cell office:value-type="string">
            <text:p>6/13/2005</text:p>
          </table:table-cell>
        </table:table-row>
        <table:table-row table:style-name="ro1">
          <table:table-cell office:value-type="string">
            <text:p>Bil</text:p>
          </table:table-cell>
          <table:table-cell office:value-type="string">
            <text:p>Senior Developer</text:p>
          </table:table-cell>
          <table:table-cell office:value-type="float" office:value="4881.33">
            <text:p>4881.33</text:p>
          </table:table-cell>
          <table:table-cell table:style-name="ce1" office:value-type="date" office:date-value="2004-07-11">
            <text:p>11/07/04</text:p>
          </table:table-cell>
        </table:table-row>
        <table:table-row table:style-name="ro1">
          <table:table-cell office:value-type="string">
            <text:p>Sharron</text:p>
          </table:table-cell>
          <table:table-cell office:value-type="string">
            <text:p>Analyst Programmer</text:p>
          </table:table-cell>
          <table:table-cell office:value-type="float" office:value="5535.72">
            <text:p>5535.72</text:p>
          </table:table-cell>
          <table:table-cell office:value-type="string">
            <text:p>11/22/2000</text:p>
          </table:table-cell>
        </table:table-row>
        <table:table-row table:style-name="ro1">
          <table:table-cell office:value-type="string">
            <text:p>Vinita</text:p>
          </table:table-cell>
          <table:table-cell office:value-type="string">
            <text:p>Nuclear Power Engineer</text:p>
          </table:table-cell>
          <table:table-cell office:value-type="float" office:value="1496.28">
            <text:p>1496.28</text:p>
          </table:table-cell>
          <table:table-cell office:value-type="string">
            <text:p>10/25/2002</text:p>
          </table:table-cell>
        </table:table-row>
        <table:table-row table:style-name="ro1">
          <table:table-cell office:value-type="string">
            <text:p>Gilberto</text:p>
          </table:table-cell>
          <table:table-cell office:value-type="string">
            <text:p>Nurse Practicioner</text:p>
          </table:table-cell>
          <table:table-cell office:value-type="float" office:value="9939.97">
            <text:p>9939.97</text:p>
          </table:table-cell>
          <table:table-cell office:value-type="string">
            <text:p>10/15/2005</text:p>
          </table:table-cell>
        </table:table-row>
        <table:table-row table:style-name="ro1">
          <table:table-cell office:value-type="string">
            <text:p>Anna</text:p>
          </table:table-cell>
          <table:table-cell office:value-type="string">
            <text:p>Account Representative III</text:p>
          </table:table-cell>
          <table:table-cell office:value-type="float" office:value="6860.53">
            <text:p>6860.53</text:p>
          </table:table-cell>
          <table:table-cell table:style-name="ce1" office:value-type="date" office:date-value="2001-01-10">
            <text:p>10/01/01</text:p>
          </table:table-cell>
        </table:table-row>
        <table:table-row table:style-name="ro1">
          <table:table-cell office:value-type="string">
            <text:p>Natalee</text:p>
          </table:table-cell>
          <table:table-cell office:value-type="string">
            <text:p>Safety Technician IV</text:p>
          </table:table-cell>
          <table:table-cell office:value-type="float" office:value="7505.97">
            <text:p>7505.97</text:p>
          </table:table-cell>
          <table:table-cell table:style-name="ce1" office:value-type="date" office:date-value="2008-05-01">
            <text:p>01/05/08</text:p>
          </table:table-cell>
        </table:table-row>
        <table:table-row table:style-name="ro1">
          <table:table-cell office:value-type="string">
            <text:p>Fred</text:p>
          </table:table-cell>
          <table:table-cell office:value-type="string">
            <text:p>Design Engineer</text:p>
          </table:table-cell>
          <table:table-cell office:value-type="float" office:value="8520.21">
            <text:p>8520.21</text:p>
          </table:table-cell>
          <table:table-cell office:value-type="string">
            <text:p>11/13/2009</text:p>
          </table:table-cell>
        </table:table-row>
        <table:table-row table:style-name="ro1">
          <table:table-cell office:value-type="string">
            <text:p>Gwyn</text:p>
          </table:table-cell>
          <table:table-cell office:value-type="string">
            <text:p>Sales Associate</text:p>
          </table:table-cell>
          <table:table-cell office:value-type="float" office:value="5705.68">
            <text:p>5705.68</text:p>
          </table:table-cell>
          <table:table-cell office:value-type="string">
            <text:p>1/29/2007</text:p>
          </table:table-cell>
        </table:table-row>
        <table:table-row table:style-name="ro1">
          <table:table-cell office:value-type="string">
            <text:p>Vaughan</text:p>
          </table:table-cell>
          <table:table-cell office:value-type="string">
            <text:p>Director of Sales</text:p>
          </table:table-cell>
          <table:table-cell office:value-type="float" office:value="7576.65">
            <text:p>7576.65</text:p>
          </table:table-cell>
          <table:table-cell table:style-name="ce1" office:value-type="date" office:date-value="2007-05-06">
            <text:p>06/05/07</text:p>
          </table:table-cell>
        </table:table-row>
        <table:table-row table:style-name="ro1">
          <table:table-cell office:value-type="string">
            <text:p>Kris</text:p>
          </table:table-cell>
          <table:table-cell office:value-type="string">
            <text:p>Account Executive</text:p>
          </table:table-cell>
          <table:table-cell office:value-type="float" office:value="1104.58">
            <text:p>1104.58</text:p>
          </table:table-cell>
          <table:table-cell table:style-name="ce1" office:value-type="date" office:date-value="2006-04-11">
            <text:p>11/04/06</text:p>
          </table:table-cell>
        </table:table-row>
        <table:table-row table:style-name="ro1">
          <table:table-cell office:value-type="string">
            <text:p>Lowrance</text:p>
          </table:table-cell>
          <table:table-cell office:value-type="string">
            <text:p>Help Desk Operator</text:p>
          </table:table-cell>
          <table:table-cell office:value-type="float" office:value="4723.99">
            <text:p>4723.99</text:p>
          </table:table-cell>
          <table:table-cell office:value-type="string">
            <text:p>1/21/2009</text:p>
          </table:table-cell>
        </table:table-row>
        <table:table-row table:style-name="ro1">
          <table:table-cell office:value-type="string">
            <text:p>Fulton</text:p>
          </table:table-cell>
          <table:table-cell office:value-type="string">
            <text:p>Clinical Specialist</text:p>
          </table:table-cell>
          <table:table-cell office:value-type="float" office:value="9617.85">
            <text:p>9617.85</text:p>
          </table:table-cell>
          <table:table-cell table:style-name="ce1" office:value-type="date" office:date-value="2002-08-05">
            <text:p>05/08/02</text:p>
          </table:table-cell>
        </table:table-row>
        <table:table-row table:style-name="ro1">
          <table:table-cell office:value-type="string">
            <text:p>Laura</text:p>
          </table:table-cell>
          <table:table-cell office:value-type="string">
            <text:p>Teacher</text:p>
          </table:table-cell>
          <table:table-cell office:value-type="float" office:value="3697.01">
            <text:p>3697.01</text:p>
          </table:table-cell>
          <table:table-cell office:value-type="string">
            <text:p>9/14/2000</text:p>
          </table:table-cell>
        </table:table-row>
        <table:table-row table:style-name="ro1">
          <table:table-cell office:value-type="string">
            <text:p>Marys</text:p>
          </table:table-cell>
          <table:table-cell office:value-type="string">
            <text:p>Data Coordinator</text:p>
          </table:table-cell>
          <table:table-cell office:value-type="float" office:value="4417.08">
            <text:p>4417.08</text:p>
          </table:table-cell>
          <table:table-cell office:value-type="string">
            <text:p>11/15/2001</text:p>
          </table:table-cell>
        </table:table-row>
        <table:table-row table:style-name="ro1">
          <table:table-cell office:value-type="string">
            <text:p>Giusto</text:p>
          </table:table-cell>
          <table:table-cell office:value-type="string">
            <text:p>Quality Control Specialist</text:p>
          </table:table-cell>
          <table:table-cell office:value-type="float" office:value="4215.58">
            <text:p>4215.58</text:p>
          </table:table-cell>
          <table:table-cell office:value-type="string">
            <text:p>4/24/2002</text:p>
          </table:table-cell>
        </table:table-row>
        <table:table-row table:style-name="ro1">
          <table:table-cell office:value-type="string">
            <text:p>Biron</text:p>
          </table:table-cell>
          <table:table-cell office:value-type="string">
            <text:p>Internal Auditor</text:p>
          </table:table-cell>
          <table:table-cell office:value-type="float" office:value="5512.75">
            <text:p>5512.75</text:p>
          </table:table-cell>
          <table:table-cell office:value-type="string">
            <text:p>4/29/2002</text:p>
          </table:table-cell>
        </table:table-row>
        <table:table-row table:style-name="ro1">
          <table:table-cell office:value-type="string">
            <text:p>Leshia</text:p>
          </table:table-cell>
          <table:table-cell office:value-type="string">
            <text:p>Senior Quality Engineer</text:p>
          </table:table-cell>
          <table:table-cell office:value-type="float" office:value="5406.6">
            <text:p>5406.6</text:p>
          </table:table-cell>
          <table:table-cell office:value-type="string">
            <text:p>10/24/200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31">31/03/2026</text:date>, <text:time>17:0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2S</meta:editing-duration>
    <meta:editing-cycles>3</meta:editing-cycles>
    <meta:generator>OpenOffice/4.1.15$Win32 OpenOffice.org_project/4115m2$Build-9813</meta:generator>
    <dc:date>2026-03-31T17:08:39.55</dc:date>
    <meta:document-statistic meta:table-count="3" meta:cell-count="400" meta:object-count="0"/>
    <meta:user-defined meta:name="Info 1"/>
    <meta:user-defined meta:name="Info 2"/>
    <meta:user-defined meta:name="Info 3"/>
    <meta:user-defined meta:name="Info 4"/>
  </office:meta>
</office:document-meta>
</file>